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script that takes two numbers as input parameters and adds them together using the expr command.</text:p>
      <text:p text:style-name="Standard"/>
      <text:p text:style-name="Standard">2. Create a script that checks if a given file exists. If it exists, display a message saying it exists; otherwise, create an empty file with that name.</text:p>
      <text:p text:style-name="Standard"/>
      <text:p text:style-name="Standard">3. Write a script that takes a user input for their name and greets them with a personalized message.</text:p>
      <text:p text:style-name="Standard"/>
      <text:p text:style-name="Standard">4. Implement a script that checks if a given number is even or odd using if-else statements.</text:p>
      <text:p text:style-name="Standard"/>
      <text:p text:style-name="Standard">5. Develop a script that takes a month number (1-12) as input and displays the corresponding month name.</text:p>
      <text:p text:style-name="Standard"/>
      <text:p text:style-name="Standard">6. Create a script that lists all files in the current directory and their permissions using a for loop.</text:p>
      <text:p text:style-name="Standard"/>
      <text:p text:style-name="Standard">7. Write a script that counts the number of files in a directory.</text:p>
      <text:p text:style-name="Standard"/>
      <text:p text:style-name="Standard">8. Implement a script that takes a filename as input and checks if it's a regular file or a directory.</text:p>
      <text:p text:style-name="Standard"/>
      <text:p text:style-name="Standard">9. Develop a script that takes a string as input and converts it to lowercase using tr.</text:p>
      <text:p text:style-name="Standard"/>
      <text:p text:style-name="Standard">10. Write a script that takes a sentence as input and counts the number of vowels in it.</text:p>
      <text:p text:style-name="Standard"/>
      <text:p text:style-name="Standard">11. Create a script that calculates the factorial of a given number.</text:p>
      <text:p text:style-name="Standard"/>
      <text:p text:style-name="Standard">12. Implement a script that checks if a given year is a leap year or not.</text:p>
      <text:p text:style-name="Standard"/>
      <text:p text:style-name="Standard">13. Write a script that renames all files in a directory with a specific extension to have a prefix.</text:p>
      <text:p text:style-name="Standard"/>
      <text:p text:style-name="Standard">14. Develop a script that takes a list of filenames as input and moves them to a specified directory.</text:p>
      <text:p text:style-name="Standard"/>
      <text:p text:style-name="Standard">15. Create a script that extracts the contents of a tar archiv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3:20:58.217590986</meta:creation-date>
    <dc:date>2024-04-02T00:28:51.687715787</dc:date>
    <meta:editing-duration>PT1H7M56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5" meta:word-count="266" meta:character-count="1408" meta:non-whitespace-character-count="1157"/>
  </office:meta>
</office:document-meta>
</file>